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ServerContext.setConnectorPath( String connecto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text.createCustomComponentMBeanName( String typ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BeanServerContext.MBeanServerContext( MBean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text.getConnecto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text.setConnectorPort( int connector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text.isCreate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text.setUseMBeanServer( boolean useMBean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text.setCreateConnector( boolean create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text.star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BeanServerContext.unregisterMBean( Object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ServerContext.setJmxDomainName( String jmxDomai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text.getConnecto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text.getSystemObjectName( String domainName , String containerName , Class th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BeanServerContext.sanitizeString( String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BeanServerContext.setMBeanServer( MBeanServer m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text.setFindTigerMbeanServer( boolean findTigerMbean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text.loadClass( String name , ClassLoader 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BeanServerContext.stop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MBeanServerContext.create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ServerContext.getRelativeName( String containerName , Class the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BeanServerContext.findTigerMBeanServ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BeanServerContext.setCreateMBeanServer( boolean enableJM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text.isFindTiger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text.findMBeanServer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BeanServerContext.getJmxDomai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text.isUse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text.getMBeanSer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BeanServerContext.MBeanServ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text.isCreate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